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e81" officeooo:paragraph-rsid="000f6fa6"/>
    </style:style>
    <style:style style:name="P2" style:family="paragraph" style:parent-style-name="Standard">
      <style:text-properties officeooo:rsid="000f6fa6" officeooo:paragraph-rsid="000f6fa6"/>
    </style:style>
    <style:style style:name="P3" style:family="paragraph" style:parent-style-name="Standard">
      <style:text-properties officeooo:rsid="000f6fa6" officeooo:paragraph-rsid="000f6fa6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T1" style:family="text">
      <style:text-properties officeooo:rsid="000f6fa6"/>
    </style:style>
    <style:style style:name="T2" style:family="text">
      <style:text-properties officeooo:rsid="001008e2"/>
    </style:style>
    <style:style style:name="T3" style:family="text">
      <style:text-properties officeooo:rsid="00120717"/>
    </style:style>
    <style:style style:name="T4" style:family="text">
      <style:text-properties fo:color="#569cd6"/>
    </style:style>
    <style:style style:name="T5" style:family="text">
      <style:text-properties fo:color="#9cdcfe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T8" style:family="text">
      <style:text-properties fo:color="#4fc1ff"/>
    </style:style>
    <style:style style:name="T9" style:family="text">
      <style:text-properties fo:color="#b5cea8"/>
    </style:style>
    <style:style style:name="T10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NEW USER:</text:p>
      <text:p text:style-name="P2">register→profile-→sign the petition-→thank you-→update/see the profile--&gt;delete the signature-→logout--<text:span text:style-name="T2">&gt;login/register</text:span></text:p>
      <text:p text:style-name="P2"/>
      <text:p text:style-name="P2">EXISTING USER</text:p>
      <text:p text:style-name="P2">login-→sign the petition/thank you-→update/see the profile--&gt;delete the signature-→logout-→login/register</text:p>
      <text:p text:style-name="P2"/>
      <text:p text:style-name="P2"/>
      <text:p text:style-name="P2"/>
      <text:p text:style-name="P2">/home/mascha/installed-software/redis-4.0.11</text:p>
      <text:p text:style-name="P2"/>
      <text:p text:style-name="P2"/>
      <text:p text:style-name="P4">(<text:span text:style-name="T4">function</text:span>() {</text:p>
      <text:p text:style-name="P4"><text:span text:style-name="T5">console</text:span>.<text:span text:style-name="T6">log</text:span>(<text:span text:style-name="T7">"Check"</text:span>);</text:p>
      <text:p text:style-name="P4"><text:span text:style-name="T4">const</text:span> <text:span text:style-name="T8">paintCanvas</text:span> = <text:span text:style-name="T5">document</text:span>.<text:span text:style-name="T6">querySelector</text:span>(<text:span text:style-name="T7">".signature"</text:span>);</text:p>
      <text:p text:style-name="P4"><text:span text:style-name="T4">const</text:span> <text:span text:style-name="T8">context</text:span> = <text:span text:style-name="T8">paintCanvas</text:span>.<text:span text:style-name="T6">getContext</text:span>( <text:span text:style-name="T7">'2d'</text:span> );</text:p>
      <text:p text:style-name="P4"><text:span text:style-name="T8">context</text:span>.<text:span text:style-name="T5">lineCap</text:span> = <text:span text:style-name="T7">'round'</text:span>;</text:p>
      <text:p text:style-name="P4"><text:span text:style-name="T8">context</text:span>.<text:span text:style-name="T5">strokeStyle</text:span> = <text:span text:style-name="T7">"#FFFFFF"</text:span>;</text:p>
      <text:p text:style-name="P4"><text:span text:style-name="T8">context</text:span>.<text:span text:style-name="T5">lineWidth</text:span> = <text:span text:style-name="T9">5</text:span>;</text:p>
      <text:p text:style-name="P6"/>
      <text:p text:style-name="P4"><text:span text:style-name="T4">const</text:span> <text:span text:style-name="T8">sig</text:span> = <text:span text:style-name="T5">document</text:span>.<text:span text:style-name="T6">getElementById</text:span>(<text:span text:style-name="T7">"sig"</text:span>);</text:p>
      <text:p text:style-name="P6"/>
      <text:p text:style-name="P4"><text:span text:style-name="T4">let</text:span> <text:span text:style-name="T5">x</text:span> = <text:span text:style-name="T9">0</text:span>, <text:span text:style-name="T5">y</text:span> = <text:span text:style-name="T9">0</text:span>;</text:p>
      <text:p text:style-name="P4"><text:span text:style-name="T4">let</text:span> <text:span text:style-name="T5">isMouseDown</text:span> = <text:span text:style-name="T4">false</text:span>;</text:p>
      <text:p text:style-name="P6"/>
      <text:p text:style-name="P4"><text:span text:style-name="T4">const</text:span> <text:span text:style-name="T6">stopDrawing</text:span> = () <text:span text:style-name="T4">=&gt;</text:span> { <text:span text:style-name="T5">isMouseDown</text:span> = <text:span text:style-name="T4">false</text:span>; };</text:p>
      <text:p text:style-name="P4"><text:span text:style-name="T4">const</text:span> <text:span text:style-name="T6">startDrawing</text:span> = <text:span text:style-name="T5">event</text:span> <text:span text:style-name="T4">=&gt;</text:span> {</text:p>
      <text:p text:style-name="P4"><text:span text:style-name="T5">isMouseDown</text:span> = <text:span text:style-name="T4">true</text:span>;</text:p>
      <text:p text:style-name="P4">[<text:span text:style-name="T5">x</text:span>, <text:span text:style-name="T5">y</text:span>] = [<text:span text:style-name="T5">event</text:span>.<text:span text:style-name="T5">offsetX</text:span>, <text:span text:style-name="T5">event</text:span>.<text:span text:style-name="T5">offsetY</text:span>];</text:p>
      <text:p text:style-name="P4">};</text:p>
      <text:p text:style-name="P4"><text:span text:style-name="T4">const</text:span> <text:span text:style-name="T6">drawLine</text:span> = <text:span text:style-name="T5">event</text:span> <text:span text:style-name="T4">=&gt;</text:span> {</text:p>
      <text:p text:style-name="P4"><text:span text:style-name="T10">if</text:span> ( <text:span text:style-name="T5">isMouseDown</text:span> ) {</text:p>
      <text:p text:style-name="P4"><text:span text:style-name="T4">const</text:span> <text:span text:style-name="T8">newX</text:span> = <text:span text:style-name="T5">event</text:span>.<text:span text:style-name="T5">offsetX</text:span>;</text:p>
      <text:p text:style-name="P4"><text:span text:style-name="T4">const</text:span> <text:span text:style-name="T8">newY</text:span> = <text:span text:style-name="T5">event</text:span>.<text:span text:style-name="T5">offsetY</text:span>;</text:p>
      <text:p text:style-name="P4"><text:span text:style-name="T8">context</text:span>.<text:span text:style-name="T6">beginPath</text:span>();</text:p>
      <text:p text:style-name="P4"><text:span text:style-name="T8">context</text:span>.<text:span text:style-name="T6">moveTo</text:span>( <text:span text:style-name="T5">x</text:span>, <text:span text:style-name="T5">y</text:span> );</text:p>
      <text:p text:style-name="P4"><text:span text:style-name="T8">context</text:span>.<text:span text:style-name="T6">lineTo</text:span>( <text:span text:style-name="T8">newX</text:span>, <text:span text:style-name="T8">newY</text:span> );</text:p>
      <text:p text:style-name="P4"><text:span text:style-name="T8">context</text:span>.<text:span text:style-name="T6">stroke</text:span>();</text:p>
      <text:p text:style-name="P4">[<text:span text:style-name="T5">x</text:span>, <text:span text:style-name="T5">y</text:span>] = [<text:span text:style-name="T8">newX</text:span>, <text:span text:style-name="T8">newY</text:span>];</text:p>
      <text:p text:style-name="P4"><text:span text:style-name="T4">var</text:span> <text:span text:style-name="T5">dataURL</text:span> = <text:span text:style-name="T8">paintCanvas</text:span>.<text:span text:style-name="T6">toDataURL</text:span>();</text:p>
      <text:p text:style-name="P4"><text:span text:style-name="T8">sig</text:span>.<text:span text:style-name="T5">value</text:span> = <text:span text:style-name="T5">dataURL</text:span>;</text:p>
      <text:p text:style-name="P4">}</text:p>
      <text:p text:style-name="P4">};</text:p>
      <text:p text:style-name="P6"/>
      <text:p text:style-name="P4"><text:span text:style-name="T8">paintCanvas</text:span>.<text:span text:style-name="T6">addEventListener</text:span>( <text:span text:style-name="T7">"mousedown"</text:span>, <text:span text:style-name="T6">startDrawing</text:span> );</text:p>
      <text:p text:style-name="P4"><text:span text:style-name="T8">paintCanvas</text:span>.<text:span text:style-name="T6">addEventListener</text:span>( <text:span text:style-name="T7">"mousemove"</text:span>, <text:span text:style-name="T6">drawLine</text:span> );</text:p>
      <text:p text:style-name="P4"><text:span text:style-name="T8">paintCanvas</text:span>.<text:span text:style-name="T6">addEventListener</text:span>( <text:span text:style-name="T7">"mouseup"</text:span>, <text:span text:style-name="T6">stopDrawing</text:span>);</text:p>
      <text:p text:style-name="P4"><text:span text:style-name="T8">paintCanvas</text:span>.<text:span text:style-name="T6">addEventListener</text:span>( <text:span text:style-name="T7">"mouseout"</text:span>, <text:span text:style-name="T6">stopDrawing</text:span> );</text:p>
      <text:p text:style-name="P6"><text:soft-page-break/></text:p>
      <text:p text:style-name="P5">/*paintCanvas.addEventListener("touchstart", startDrawing);</text:p>
      <text:p text:style-name="P5">paintCanvas.addEventListener("touchmove", drawLine);</text:p>
      <text:p text:style-name="P5">paintCanvas.addEventListener("touchend", stopDrawing);</text:p>
      <text:p text:style-name="P5">paintCanvas.addEventListener("touchcancel", stopDrawing);*/</text:p>
      <text:p text:style-name="P4">}()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2:28:49.377210951</meta:creation-date>
    <dc:date>2020-06-24T22:26:35.025388413</dc:date>
    <meta:editing-duration>PT5H21M30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42" meta:word-count="153" meta:character-count="1458" meta:non-whitespace-character-count="1350"/>
  </office:meta>
</office:document-meta>
</file>